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33">
      <style:table-cell-properties fo:border="0.002cm solid #000000"/>
    </style:style>
    <style:style style:name="ce4" style:family="table-cell" style:parent-style-name="Default" style:data-style-name="N33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.">
            <text:p>.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9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style-name="ce8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0">2007/04/20</text:date>, <text:time>09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4-20T08:34:22</meta:creation-date>
    <dc:date>2007-04-20T09:06:59</dc:date>
    <dc:language>en-US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2" meta:cell-count="3831"/>
  </office:meta>
</office:document-meta>
</file>